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ymbol" svg:font-family="Symbo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dash" draw:stroke-dash="Fine_20_Dashed" svg:stroke-width="0.03cm" svg:stroke-color="#000000" draw:marker-start-width="0.35cm" draw:marker-start-center="false" draw:marker-end-width="0.35cm" draw:marker-end-center="false" draw:fill="solid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dash" draw:stroke-dash="DashDot" svg:stroke-width="0.02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dash" draw:stroke-dash="Fine_20_Dashed" svg:stroke-width="0.03cm" svg:stroke-color="#000000" draw:marker-start-width="0.35cm" draw:marker-start-center="false" draw:marker-end-width="0.35cm" draw:marker-end-center="false" draw:fill="solid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56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56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94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cccccc" draw:fill-gradient-name="Gradient_20_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006600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6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6600" style:text-outline="false" style:text-line-through-style="none" style:text-line-through-type="none" style:font-name="Symbo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sub 75%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3.862cm" svg:y1="3cm" svg:x2="1.862cm" svg:y2="6.4cm">
            <text:p/>
          </draw:line>
          <draw:g>
            <draw:polygon draw:style-name="gr2" draw:text-style-name="P2" draw:layer="layout" svg:width="0.399cm" svg:height="0.299cm" svg:x="1.662cm" svg:y="6.421cm" svg:viewBox="0 0 400 300" draw:points="0,300 200,0 400,300">
              <text:p/>
            </draw:polygon>
            <draw:polyline draw:style-name="gr3" draw:text-style-name="P3" draw:layer="layout" svg:width="0.357cm" svg:height="0.33cm" draw:transform="rotate (0.971973860435642) translate (1.662cm 6.721cm)" svg:viewBox="0 0 358 331" draw:points="0,0 358,0 225,331">
              <text:p/>
            </draw:polyline>
            <draw:circle draw:style-name="gr4" draw:text-style-name="P4" draw:layer="layout" svg:width="0.25cm" svg:height="0.25cm" svg:x="1.739cm" svg:y="6.3cm">
              <text:p/>
            </draw:circle>
          </draw:g>
          <draw:line draw:style-name="gr5" draw:text-style-name="P5" draw:layer="layout" svg:x1="3.962cm" svg:y1="3cm" svg:x2="6.862cm" svg:y2="3cm">
            <text:p/>
          </draw:line>
          <draw:line draw:style-name="gr6" draw:text-style-name="P1" draw:layer="layout" svg:x1="9.862cm" svg:y1="1.7cm" svg:x2="3.862cm" svg:y2="3cm">
            <text:p/>
          </draw:line>
          <draw:line draw:style-name="gr7" draw:text-style-name="P1" draw:layer="layout" svg:x1="11.862cm" svg:y1="6.4cm" svg:x2="9.862cm" svg:y2="1.7cm">
            <text:p/>
          </draw:line>
          <draw:g>
            <draw:polygon draw:style-name="gr8" draw:text-style-name="P2" draw:layer="layout" svg:width="0.399cm" svg:height="0.299cm" svg:x="11.662cm" svg:y="6.421cm" svg:viewBox="0 0 400 300" draw:points="0,300 200,0 400,300">
              <text:p/>
            </draw:polygon>
            <draw:polyline draw:style-name="gr9" draw:text-style-name="P3" draw:layer="layout" svg:width="0.357cm" svg:height="0.33cm" draw:transform="rotate (0.971973860435642) translate (11.662cm 6.721cm)" svg:viewBox="0 0 358 331" draw:points="0,0 358,0 225,331">
              <text:p/>
            </draw:polyline>
            <draw:circle draw:style-name="gr10" draw:text-style-name="P4" draw:layer="layout" svg:width="0.25cm" svg:height="0.25cm" svg:x="11.739cm" svg:y="6.3cm">
              <text:p/>
            </draw:circle>
          </draw:g>
          <draw:circle draw:style-name="gr11" draw:text-style-name="P4" draw:layer="layout" svg:width="0.25cm" svg:height="0.25cm" svg:x="3.762cm" svg:y="2.85cm">
            <text:p/>
          </draw:circle>
          <draw:circle draw:style-name="gr12" draw:text-style-name="P4" draw:layer="layout" svg:width="0.25cm" svg:height="0.25cm" svg:x="9.762cm" svg:y="1.6cm">
            <text:p/>
          </draw:circle>
          <draw:line draw:style-name="gr13" draw:text-style-name="P5" draw:layer="layout" svg:x1="1.969cm" svg:y1="6.4cm" svg:x2="11.862cm" svg:y2="6.4cm">
            <text:p/>
          </draw:line>
          <draw:line draw:style-name="gr14" draw:text-style-name="P5" draw:layer="layout" svg:x1="11.962cm" svg:y1="6.4cm" svg:x2="13.262cm" svg:y2="6.4cm">
            <text:p/>
          </draw:line>
          <draw:ellipse draw:style-name="gr15" draw:text-style-name="P6" draw:layer="layout" svg:width="1.334cm" svg:height="1.275cm" draw:transform="rotate (-3.14159265358979) translate (2.845cm 6.998cm)" draw:kind="arc" draw:start-angle="178.47" draw:end-angle="261.17">
            <text:p/>
          </draw:ellipse>
          <draw:ellipse draw:style-name="gr16" draw:text-style-name="P6" draw:layer="layout" svg:width="1.134cm" svg:height="1.083cm" draw:transform="rotate (-3.14159265358979) translate (6.814cm 3.318cm)" draw:kind="arc" draw:start-angle="155.62" draw:end-angle="222.94">
            <text:p/>
          </draw:ellipse>
          <draw:ellipse draw:style-name="gr17" draw:text-style-name="P6" draw:layer="layout" svg:width="1.334cm" svg:height="1.275cm" draw:transform="rotate (-3.14159265358979) translate (12.662cm 7.02cm)" draw:kind="arc" draw:start-angle="178.47" draw:end-angle="297.11">
            <text:p/>
          </draw:ellipse>
          <draw:frame draw:style-name="gr18" draw:text-style-name="P8" draw:layer="layout" svg:width="0.756cm" svg:height="0.767cm" svg:x="2.706cm" svg:y="5.5cm">
            <draw:text-box>
              <text:p text:style-name="P7"><text:span text:style-name="T1">j</text:span></text:p>
            </draw:text-box>
          </draw:frame>
          <draw:frame draw:style-name="gr19" draw:text-style-name="P8" draw:layer="layout" svg:width="0.756cm" svg:height="0.767cm" svg:x="6.806cm" svg:y="2.3cm">
            <draw:text-box>
              <text:p text:style-name="P7"><text:span text:style-name="T1">q</text:span></text:p>
            </draw:text-box>
          </draw:frame>
          <draw:frame draw:style-name="gr20" draw:text-style-name="P8" draw:layer="layout" svg:width="0.794cm" svg:height="0.767cm" svg:x="12.506cm" svg:y="5.4cm">
            <draw:text-box>
              <text:p text:style-name="P7"><text:span text:style-name="T1">y</text:span></text:p>
            </draw:text-box>
          </draw:frame>
          <draw:frame draw:style-name="gr21" draw:text-style-name="P10" draw:layer="layout" svg:width="1.048cm" svg:height="0.734cm" svg:x="3.162cm" svg:y="2.2cm">
            <draw:text-box>
              <text:p text:style-name="P9"><text:span text:style-name="T2">A</text:span></text:p>
            </draw:text-box>
          </draw:frame>
          <draw:frame draw:style-name="gr22" draw:text-style-name="P10" draw:layer="layout" svg:width="1.048cm" svg:height="0.734cm" svg:x="9.862cm" svg:y="1cm">
            <draw:text-box>
              <text:p text:style-name="P9"><text:span text:style-name="T2">B</text:span></text:p>
            </draw:text-box>
          </draw:frame>
          <draw:frame draw:style-name="gr23" draw:text-style-name="P10" draw:layer="layout" svg:width="1.048cm" svg:height="0.813cm" svg:x="10.762cm" svg:y="5.587cm">
            <draw:text-box>
              <text:p text:style-name="P9"><text:span text:style-name="T2">B</text:span><text:span text:style-name="T3">0</text:span></text:p>
            </draw:text-box>
          </draw:frame>
          <draw:frame draw:style-name="gr24" draw:text-style-name="P10" draw:layer="layout" svg:width="1.048cm" svg:height="0.813cm" svg:x="1.014cm" svg:y="5.687cm">
            <draw:text-box>
              <text:p text:style-name="P9"><text:span text:style-name="T4">A</text:span><text:span text:style-name="T3">0</text:span></text:p>
            </draw:text-box>
          </draw:frame>
          <draw:frame draw:style-name="gr25" draw:text-style-name="P10" draw:layer="layout" svg:width="1.048cm" svg:height="0.734cm" svg:x="2.314cm" svg:y="3.966cm">
            <draw:text-box>
              <text:p text:style-name="P9"><text:span text:style-name="T2">a</text:span></text:p>
            </draw:text-box>
          </draw:frame>
          <draw:frame draw:style-name="gr26" draw:text-style-name="P10" draw:layer="layout" svg:width="1.048cm" svg:height="0.734cm" svg:x="6.762cm" svg:y="1.666cm">
            <draw:text-box>
              <text:p text:style-name="P9"><text:span text:style-name="T2">b</text:span></text:p>
            </draw:text-box>
          </draw:frame>
          <draw:frame draw:style-name="gr27" draw:text-style-name="P10" draw:layer="layout" svg:width="1.048cm" svg:height="0.734cm" svg:x="10.962cm" svg:y="3.8cm">
            <draw:text-box>
              <text:p text:style-name="P9"><text:span text:style-name="T2">c</text:span></text:p>
            </draw:text-box>
          </draw:frame>
          <draw:frame draw:style-name="gr28" draw:text-style-name="P10" draw:layer="layout" svg:width="1.048cm" svg:height="0.734cm" svg:x="6.762cm" svg:y="5.766cm">
            <draw:text-box>
              <text:p text:style-name="P9"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ymbol" svg:font-family="Symbo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adial" draw:cx="50%" draw:cy="50%" draw:start-color="#808080" draw:end-color="#c0c0c0" draw:start-intensity="100%" draw:end-intensity="100%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Dot" draw:style="rect" draw:dots1="1" draw:dots2="1" draw:dots2-length="0.8cm" draw:distance="0.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2="1" draw:dots2-length="0.454cm" draw:distance="0.113cm"/>
    <draw:stroke-dash draw:name="Fine_20_Dashed" draw:display-name="Fine Dashed" draw:style="rect" draw:dots1="1" draw:dots1-length="500%" draw:dots2="1" draw:dots2-length="500%" draw:distance="2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11:46:17.634000000</meta:creation-date>
    <dc:date>2016-08-27T11:49:20.284000000</dc:date>
    <meta:editing-duration>PT3M2S</meta:editing-duration>
    <meta:editing-cycles>1</meta:editing-cycles>
    <meta:document-statistic meta:object-count="31"/>
    <meta:generator>LibreOffice/5.0.6.3$Windows_x86 LibreOffice_project/490fc03b25318460cfc54456516ea2519c11d1aa</meta:generator>
  </office:meta>
</office:document-meta>
</file>